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134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409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number-columns-repeated="246" table:default-cell-style-name="Default"/>
        <table:table-row table:style-name="ro1">
          <table:table-cell table:style-name="ce1" office:value-type="string">
            <text:p>Par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  <table:table-cell table:style-name="ce1" table:number-columns-repeated="245"/>
        </table:table-row>
        <table:table-row table:style-name="ro2">
          <table:table-cell office:value-type="string">
            <text:p>C1-2</text:p>
          </table:table-cell>
          <table:table-cell/>
          <table:table-cell office:value-type="string">
            <text:p>Capacitor 100nF 0603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formula="oooc:=[.D2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013">
            <text:p>£0.0130</text:p>
          </table:table-cell>
          <table:table-cell table:formula="oooc:=[.J2]*[.I2]" office:value-type="currency" office:currency="GBP" office:value="0.52">
            <text:p>£0.5200</text:p>
          </table:table-cell>
          <table:table-cell table:number-columns-repeated="245"/>
        </table:table-row>
        <table:table-row table:style-name="ro2">
          <table:table-cell office:value-type="string">
            <text:p>C3</text:p>
          </table:table-cell>
          <table:table-cell/>
          <table:table-cell office:value-type="string">
            <text:p>Capacitor 1uF Electrolytic 2.5mm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table:style-name="ce2" office:value-type="float" office:value="9451455">
            <text:p>9451455</text:p>
          </table:table-cell>
          <table:table-cell table:formula="oooc:=[.D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036">
            <text:p>£0.0360</text:p>
          </table:table-cell>
          <table:table-cell table:formula="oooc:=[.J3]*[.I3]" office:value-type="currency" office:currency="GBP" office:value="0.72">
            <text:p>£0.7200</text:p>
          </table:table-cell>
          <table:table-cell table:number-columns-repeated="245"/>
        </table:table-row>
        <table:table-row table:style-name="ro2">
          <table:table-cell office:value-type="string">
            <text:p>CON1</text:p>
          </table:table-cell>
          <table:table-cell/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table:formula="oooc:=[.D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J4]*[.I4]" office:value-type="currency" office:currency="GBP" office:value="5.4">
            <text:p>£5.4000</text:p>
          </table:table-cell>
          <table:table-cell table:number-columns-repeated="245"/>
        </table:table-row>
        <table:table-row table:style-name="ro2">
          <table:table-cell office:value-type="string">
            <text:p>CON2-CON8</text:p>
          </table:table-cell>
          <table:table-cell/>
          <table:table-cell office:value-type="string">
            <text:p>Cage Clamp</text:p>
          </table:table-cell>
          <table:table-cell office:value-type="float" office:value="7">
            <text:p>7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table:formula="oooc:=[.D5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27">
            <text:p>£0.2700</text:p>
          </table:table-cell>
          <table:table-cell table:formula="oooc:=[.J5]*[.I5]" office:value-type="currency" office:currency="GBP" office:value="37.8">
            <text:p>£37.8000</text:p>
          </table:table-cell>
          <table:table-cell table:number-columns-repeated="245"/>
        </table:table-row>
        <table:table-row table:style-name="ro2">
          <table:table-cell office:value-type="string">
            <text:p>CON9</text:p>
          </table:table-cell>
          <table:table-cell/>
          <table:table-cell office:value-type="string">
            <text:p>Cage Clamp End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formula="oooc:=[.D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1">
            <text:p>£0.3100</text:p>
          </table:table-cell>
          <table:table-cell table:formula="oooc:=[.J6]*[.I6]" office:value-type="currency" office:currency="GBP" office:value="6.2">
            <text:p>£6.2000</text:p>
          </table:table-cell>
          <table:table-cell table:number-columns-repeated="245"/>
        </table:table-row>
        <table:table-row table:style-name="ro2">
          <table:table-cell office:value-type="string">
            <text:p>D1-D8</text:p>
          </table:table-cell>
          <table:table-cell office:value-type="string">
            <text:p>BAT754S</text:p>
          </table:table-cell>
          <table:table-cell office:value-type="string">
            <text:p>Dual diode SOT23-3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table:style-name="ce2" office:value-type="float" office:value="1081206">
            <text:p>1081206</text:p>
          </table:table-cell>
          <table:table-cell table:formula="oooc:=[.D7]*[Sheet2.$B$1]"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currency" office:currency="GBP" office:value="0.048">
            <text:p>£0.0480</text:p>
          </table:table-cell>
          <table:table-cell table:formula="oooc:=[.J7]*[.I7]" office:value-type="currency" office:currency="GBP" office:value="7.68">
            <text:p>£7.6800</text:p>
          </table:table-cell>
          <table:table-cell table:number-columns-repeated="245"/>
        </table:table-row>
        <table:table-row table:style-name="ro2">
          <table:table-cell office:value-type="string">
            <text:p>IC1</text:p>
          </table:table-cell>
          <table:table-cell office:value-type="string">
            <text:p>AD7998</text:p>
          </table:table-cell>
          <table:table-cell office:value-type="string">
            <text:p>ADC – TSSOP20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table:style-name="ce2" office:value-type="float" office:value="1078302">
            <text:p>1078302</text:p>
          </table:table-cell>
          <table:table-cell table:formula="oooc:=[.D8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3.52">
            <text:p>£3.5200</text:p>
          </table:table-cell>
          <table:table-cell table:formula="oooc:=[.J8]*[.I8]" office:value-type="currency" office:currency="GBP" office:value="70.4">
            <text:p>£70.4000</text:p>
          </table:table-cell>
          <table:table-cell table:number-columns-repeated="245"/>
        </table:table-row>
        <table:table-row table:style-name="ro2">
          <table:table-cell office:value-type="string">
            <text:p>R1-R9</text:p>
          </table:table-cell>
          <table:table-cell/>
          <table:table-cell office:value-type="string">
            <text:p>Resistor 1K – 1206</text:p>
          </table:table-cell>
          <table:table-cell office:value-type="float" office:value="9">
            <text:p>9</text:p>
          </table:table-cell>
          <table:table-cell office:value-type="string">
            <text:p>Farnell</text:p>
          </table:table-cell>
          <table:table-cell table:style-name="ce2" office:value-type="float" office:value="9337008">
            <text:p>9337008</text:p>
          </table:table-cell>
          <table:table-cell table:formula="oooc:=[.D9]*[Sheet2.$B$1]"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currency" office:currency="GBP" office:value="0.021">
            <text:p>£0.0210</text:p>
          </table:table-cell>
          <table:table-cell table:formula="oooc:=[.J9]*[.I9]" office:value-type="currency" office:currency="GBP" office:value="3.78">
            <text:p>£3.7800</text:p>
          </table:table-cell>
          <table:table-cell table:number-columns-repeated="245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Number of board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ooc:=SUM([Sheet1.K2:.K20])" office:value-type="currency" office:currency="GBP" office:value="132.5">
            <text:p>£132.5000</text:p>
          </table:table-cell>
        </table:table-row>
        <table:table-row table:style-name="ro1">
          <table:table-cell office:value-type="string">
            <text:p>Per Board</text:p>
          </table:table-cell>
          <table:table-cell table:formula="oooc:=[.B2]/[.B1]" office:value-type="currency" office:currency="GBP" office:value="6.625">
            <text:p>£6.625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3P0" style:volatile="true">
      <number:number number:decimal-places="0" number:min-integer-digits="1" number:grouping="true"/>
      <number:text>_ </number:text>
    </number:number-style>
    <number:number-style style:name="N113">
      <number:text>[Red]-</number:text>
      <number:number number:decimal-places="0" number:min-integer-digits="1" number:grouping="true"/>
      <number:text> </number:text>
      <style:map style:condition="value()&gt;=0" style:apply-style-name="N113P0"/>
    </number:number-style>
    <number:number-style style:name="N11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5">08/25/2007</text:date>, <text:time>18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ert Spanton</meta:initial-creator>
    <meta:creation-date>2007-08-25T16:05:28</meta:creation-date>
    <dc:creator>Robert Spanton</dc:creator>
    <dc:date>2007-08-25T18:51:22</dc:date>
    <dc:language>en-US</dc:language>
    <meta:editing-cycles>19</meta:editing-cycles>
    <meta:editing-duration>PT2H45M54S</meta:editing-duration>
    <meta:user-defined meta:name="Info 1"/>
    <meta:user-defined meta:name="Info 2"/>
    <meta:user-defined meta:name="Info 3"/>
    <meta:user-defined meta:name="Info 4"/>
    <meta:document-statistic meta:table-count="3" meta:cell-count="99"/>
  </office:meta>
</office:document-meta>
</file>